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FOperationInfo.createWsif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perationInfo.WSIFOperationInfo( WSIFPort por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